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officeooo:paragraph-rsid="000f9f36" style:font-size-asian="14pt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paragraph-rsid="000f9f36" style:font-size-asian="14pt" style:font-size-complex="14pt"/>
    </style:style>
    <style:style style:name="P3" style:family="paragraph" style:parent-style-name="Standard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f9f36" style:font-size-asian="14pt" style:font-size-complex="14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officeooo:paragraph-rsid="000f9f36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indent="0cm" style:auto-text-indent="false"/>
      <style:text-properties style:font-name="Times New Roman" fo:font-size="14pt" officeooo:paragraph-rsid="000f9f36" style:font-size-asian="14pt" style:font-name-complex="Times New Roman1" style:font-size-complex="14pt"/>
    </style:style>
    <style:style style:name="P6" style:family="paragraph" style:parent-style-name="Body_20_Text_20_2">
      <style:paragraph-properties fo:margin-top="0cm" fo:margin-bottom="0cm" style:contextual-spacing="false" fo:line-height="150%" fo:text-align="center" style:justify-single-word="false"/>
      <style:text-properties style:font-name="Times New Roman" fo:font-size="14pt" fo:font-weight="bold" officeooo:paragraph-rsid="000f9f36" style:font-size-asian="14pt" style:font-weight-asian="bold" style:font-size-complex="14pt"/>
    </style:style>
    <style:style style:name="P7" style:family="paragraph" style:parent-style-name="Heading_20_4">
      <style:paragraph-properties fo:margin-top="0cm" fo:margin-bottom="0cm" style:contextual-spacing="false" fo:line-height="150%"/>
      <style:text-properties style:font-name="Times New Roman" fo:font-size="14pt" officeooo:paragraph-rsid="000f9f36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50%" fo:text-indent="1.501cm" style:auto-text-indent="false"/>
      <style:text-properties style:font-name="Times New Roman" fo:font-size="14pt" officeooo:rsid="000f9f36" officeooo:paragraph-rsid="000f9f36" style:font-size-asian="14pt" style:font-name-complex="Times New Roman1" style:font-size-complex="14pt"/>
    </style:style>
    <style:style style:name="P9" style:family="paragraph" style:parent-style-name="Standard" style:list-style-name="L1">
      <style:paragraph-properties fo:margin-top="0cm" fo:margin-bottom="0cm" style:contextual-spacing="false" fo:line-height="150%"/>
      <style:text-properties style:font-name="Times New Roman" fo:font-size="14pt" officeooo:paragraph-rsid="000f9f36" style:font-size-asian="14pt" style:font-name-complex="Times New Roman1" style:font-size-complex="14pt"/>
    </style:style>
    <style:style style:name="P10" style:family="paragraph" style:parent-style-name="Standard" style:list-style-name="L2">
      <style:paragraph-properties fo:margin-top="0cm" fo:margin-bottom="0cm" style:contextual-spacing="false" fo:line-height="150%" fo:text-align="start" style:justify-single-word="false"/>
      <style:text-properties style:font-name="Times New Roman" fo:font-size="14pt" officeooo:paragraph-rsid="000f9f36" style:font-size-asian="14pt" style:font-size-complex="14pt"/>
    </style:style>
    <style:style style:name="T1" style:family="text">
      <style:text-properties fo:language="en" fo:country="US" style:font-name-complex="Times New Roman1"/>
    </style:style>
    <style:style style:name="T2" style:family="text">
      <style:text-properties fo:language="en" fo:country="US" officeooo:rsid="000f9f36" style:font-name-complex="Times New Roman1"/>
    </style:style>
    <style:style style:name="T3" style:family="text">
      <style:text-properties fo:language="en" fo:country="US" officeooo:rsid="000f9f36"/>
    </style:style>
    <style:style style:name="T4" style:family="text">
      <style:text-properties style:font-name-complex="Times New Roman1"/>
    </style:style>
    <style:style style:name="T5" style:family="text">
      <style:text-properties fo:color="#00000a" loext:opacity="100%" fo:language="en" fo:country="US" style:text-underline-style="none" style:font-name-complex="Times New Roman1"/>
    </style:style>
    <style:style style:name="T6" style:family="text">
      <style:text-properties officeooo:rsid="000f9f3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f9f36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f9f36" style:font-name-complex="Times New Roman1"/>
    </style:style>
    <style:style style:name="T11" style:family="text">
      <style:text-properties fo:language="ru" fo:country="RU" officeooo:rsid="000f9f36"/>
    </style:style>
    <style:style style:name="T12" style:family="text">
      <style:text-properties fo:language="ru" fo:country="RU" officeooo:rsid="00111b3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Описание организации</text:p>
      <text:p text:style-name="P8">Фонд «Круг Добра» - Фонд поддержки детей с тяжелыми жизнеугрожающими и хроническими заболеваниями, в том числе редкими (орфанными). Указ о его создании подписал Президент России Владимир Путин 5 января 2021 года. Работа фонда позволит обеспечить тысячи детей необходимым лечением, в частности осуществить закупки дорогостоящих препаратов, которые пока еще не зарегистрированы в России. Средства в «Круг добра» будут поступать за счет повышенного НДФЛ для граждан, чьи доходы превышают 5 млн рублей в год. </text:p>
      <text:p text:style-name="P4"><text:span text:style-name="T6">У</text:span>чредителем Фонда от имени Российской Федерации является Министерство здравоохранения Российской Федерации.</text:p>
      <text:p text:style-name="P4"><text:span text:style-name="T8">Цели фонда</text:span><text:span text:style-name="T6">: </text:span><text:span text:style-name="T3">c</text:span>огласно<text:span text:style-name="T9"> </text:span><text:span text:style-name="T3">у</text:span><text:span text:style-name="T11">казу</text:span><text:span text:style-name="T9"> </text:span><text:span text:style-name="T12">ф</text:span>онд создается для помощи детям с тяжелыми жизнеугрожающими и хроническими заболеваниями, в том числе редкими (орфанными) заболеваниями путем:</text:p>
      <text:list xml:id="list865104961" text:style-name="L1">
        <text:list-item>
          <text:p text:style-name="P9">финансового обеспечения оказания медицинской помощи</text:p>
        </text:list-item>
        <text:list-item>
          <text:p text:style-name="P9">обеспечения лекарственными препаратами и медицинскими изделиями</text:p>
        </text:list-item>
        <text:list-item>
          <text:p text:style-name="P9">обеспечения техническими средствами реабилитации</text:p>
        </text:list-item>
      </text:list>
      <text:p text:style-name="P5">Адрес: <text:span text:style-name="T6">г. Москва </text:span>улица Маросейка, 7/8 ст1</text:p>
      <text:p text:style-name="P5">Телефон: 8 800 201 62 26</text:p>
      <text:p text:style-name="P2"><text:span text:style-name="T1">E</text:span><text:span text:style-name="T4">-</text:span><text:span text:style-name="T1">mail</text:span><text:span text:style-name="T4">: </text:span><text:span text:style-name="T5">office@kd-fund.ru</text:span></text:p>
      <text:p text:style-name="P2"><text:span text:style-name="T4">Сайт: </text:span><text:span text:style-name="T1">https://xn--80abfdb8athfre5ah.xn--p1ai/</text:span></text:p>
      <text:h text:style-name="P7" text:outline-level="4"><text:bookmark-start text:name="_Toc500751820"/>Отчёт об обследовании<text:bookmark-end text:name="_Toc500751820"/></text:h>
      <text:p text:style-name="P4">Организация использует следующее программное обеспечение в ходе своей деятельности:</text:p>
      <text:p text:style-name="P1"><text:span text:style-name="T1">- </text:span><text:span text:style-name="T4">ОС</text:span><text:span text:style-name="T1"> Windows </text:span><text:span text:style-name="T2">8</text:span><text:span text:style-name="T10">.1</text:span></text:p>
      <text:p text:style-name="P1"><text:span text:style-name="T1">- </text:span><text:span text:style-name="T4">ОС</text:span><text:span text:style-name="T1"> Windows </text:span><text:span text:style-name="T2">10</text:span></text:p>
      <text:p text:style-name="P1"><text:span text:style-name="T1">- </text:span><text:span text:style-name="T4">Пакет</text:span><text:span text:style-name="T1"> </text:span><text:span text:style-name="T4">программ</text:span><text:span text:style-name="T1"> Microsoft Office (Word, Excel, PowerPoint)</text:span></text:p>
      <text:h text:style-name="P7" text:outline-level="4"><text:bookmark-start text:name="_Toc500751821"/>Организационная <text:bookmark-end text:name="_Toc500751821"/>структура</text:h>
      <text:p text:style-name="P3">На основании Указа создаются следующие органы фонда:</text:p>
      <text:p text:style-name="P3"/>
      <text:p text:style-name="P3"><text:soft-page-break/><text:span text:style-name="T7">Попечительский совет</text:span>, состав которого утвержден Президентом РФ. Председателем совета назначен Дайхес Николай Аркадьевич - директор ФГБУ "Национальный медицинский исследовательский центр оториноларингологии Федерального медико-биологического агентства".</text:p>
      <text:p text:style-name="P3"><text:span text:style-name="T7">Экспертный совет</text:span>, в который должны войти медицинские специалисты, научные работники, общественные и религиозные деятели.</text:p>
      <text:p text:style-name="P3"><text:span text:style-name="T7">Правление фонда </text:span>- коллегиальный исполнительный орган.</text:p>
      <text:p text:style-name="P3">Предполагается, что экспертный совет будет осуществлять следующую деятельность:</text:p>
      <text:list xml:id="list4257886195" text:style-name="L2">
        <text:list-item>
          <text:p text:style-name="P10">утверждение перечня тяжелых жизнеугрожающих и хронических заболеваний, в том числе редких (орфанных) заболеваний</text:p>
        </text:list-item>
        <text:list-item>
          <text:p text:style-name="P10">утверждение перечня категорий детей с указанными заболеваниями</text:p>
        </text:list-item>
        <text:list-item>
          <text:p text:style-name="P10">оценка наличия медицинских показаний для оказания помощи детям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rawing" style:family="paragraph" style:parent-style-name="Caption" style:class="extra"/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style:contextual-spacing="false" fo:line-height="200%" fo:text-align="start" style:justify-single-word="false"/>
      <style:text-properties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23cm" fo:margin-bottom="0.106cm" style:contextual-spacing="false" fo:line-height="100%" fo:text-align="center" style:justify-single-word="false" fo:keep-with-next="always"/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21T19:44:03.356000000</dc:date>
    <meta:editing-duration>PT31S</meta:editing-duration>
    <meta:editing-cycles>2</meta:editing-cycles>
    <meta:generator>LibreOffice/7.3.2.2$Windows_X86_64 LibreOffice_project/49f2b1bff42cfccbd8f788c8dc32c1c309559be0</meta:generator>
    <meta:document-statistic meta:table-count="0" meta:image-count="0" meta:object-count="0" meta:page-count="2" meta:paragraph-count="25" meta:word-count="264" meta:character-count="2115" meta:non-whitespace-character-count="1883"/>
  </office:meta>
</office:document-meta>
</file>